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C00000041E2F4C1A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5.773cm" fo:margin-left="1.222cm" fo:margin-right="0.004cm" table:align="margins"/>
    </style:style>
    <style:style style:name="Table3.A" style:family="table-column">
      <style:table-column-properties style:column-width="2.161cm" style:rel-column-width="8977*"/>
    </style:style>
    <style:style style:name="Table3.B" style:family="table-column">
      <style:table-column-properties style:column-width="2.274cm" style:rel-column-width="9447*"/>
    </style:style>
    <style:style style:name="Table3.C" style:family="table-column">
      <style:table-column-properties style:column-width="1.884cm" style:rel-column-width="7826*"/>
    </style:style>
    <style:style style:name="Table3.D" style:family="table-column">
      <style:table-column-properties style:column-width="9.454cm" style:rel-column-width="39285*"/>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D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padding="0cm" fo:border-left="none" fo:border-right="none" fo:border-top="none" fo:border-bottom="0.002cm solid #000000" style:shadow="none"/>
      <style:text-properties fo:font-size="8pt" style:font-size-asian="8pt" style:font-size-complex="8pt"/>
    </style:style>
    <style:style style:name="P2" style:family="paragraph" style:parent-style-name="Footer">
      <style:paragraph-properties fo:padding="0cm" fo:border-left="none" fo:border-right="none" fo:border-top="0.002cm solid #000000" fo:border-bottom="none" style:shadow="none"/>
      <style:text-properties fo:font-size="8pt" style:font-size-asian="8pt" style:font-size-complex="8pt"/>
    </style:style>
    <style:style style:name="P3" style:family="paragraph" style:parent-style-name="Standard">
      <style:paragraph-properties fo:padding="0cm" fo:border-left="none" fo:border-right="none" fo:border-top="0.002cm solid #000000" fo:border-bottom="none" style:shadow="none"/>
      <style:text-properties style:font-name="Arial" fo:font-size="11pt" style:font-size-asian="11pt" style:font-size-complex="11pt"/>
    </style:style>
    <style:style style:name="P4" style:family="paragraph" style:parent-style-name="Standard">
      <style:text-properties style:font-name="Arial" fo:font-size="11pt" style:font-size-asian="11pt" style:font-size-complex="11pt"/>
    </style:style>
    <style:style style:name="P5" style:family="paragraph" style:parent-style-name="Standard">
      <style:text-properties style:font-name="Arial" fo:font-size="11pt" fo:font-style="italic" style:font-size-asian="11pt" style:font-style-asian="italic" style:font-size-complex="11pt" style:font-style-complex="italic"/>
    </style:style>
    <style:style style:name="P6"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padding="0.049cm" fo:border-left="none" fo:border-right="none" fo:border-top="none" fo:border-bottom="0.002cm solid #000000" style:shadow="none"/>
      <style:text-properties style:font-name="Arial" fo:font-size="11pt" style:font-size-asian="11pt" style:font-size-complex="11pt"/>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fo:font-weight="bold" style:font-size-asian="10pt" style:font-weight-asian="bold" style:font-size-complex="10pt" style:font-weight-complex="bold"/>
    </style:style>
    <style:style style:name="P10" style:family="paragraph" style:parent-style-name="Text_20_body">
      <style:paragraph-properties>
        <style:tab-stops/>
      </style:paragraph-properties>
      <style:text-properties style:font-name="Arial1" fo:font-size="11pt"/>
    </style:style>
    <style:style style:name="P11" style:family="paragraph" style:parent-style-name="Text_20_body">
      <style:paragraph-properties fo:margin-left="2.374cm" fo:margin-right="0cm" fo:text-indent="0cm" style:auto-text-indent="false"/>
    </style:style>
    <style:style style:name="P12" style:family="paragraph" style:parent-style-name="Text_20_body">
      <style:paragraph-properties fo:margin-left="2.374cm" fo:margin-right="0cm" fo:text-indent="0cm" style:auto-text-indent="false">
        <style:tab-stops/>
      </style:paragraph-properties>
      <style:text-properties style:font-name="Arial1" fo:font-size="11pt"/>
    </style:style>
    <style:style style:name="P13" style:family="paragraph" style:parent-style-name="Text_20_body">
      <style:paragraph-properties fo:margin-left="2.374cm" fo:margin-right="0cm" fo:text-indent="0cm" style:auto-text-indent="false">
        <style:tab-stops/>
      </style:paragraph-properties>
      <style:text-properties style:font-name="Courier New"/>
    </style:style>
    <style:style style:name="P14" style:family="paragraph" style:parent-style-name="Contents_20_1">
      <style:paragraph-properties>
        <style:tab-stops>
          <style:tab-stop style:position="1cm"/>
          <style:tab-stop style:position="16.999cm" style:type="right" style:leader-style="dotted" style:leader-text="."/>
        </style:tab-stops>
      </style:paragraph-properties>
    </style:style>
    <style:style style:name="P15" style:family="paragraph" style:parent-style-name="Contents_20_3">
      <style:paragraph-properties>
        <style:tab-stops>
          <style:tab-stop style:position="1.499cm"/>
          <style:tab-stop style:position="16cm" style:type="right" style:leader-style="dotted" style:leader-text="."/>
        </style:tab-stops>
      </style:paragraph-properties>
    </style:style>
    <style:style style:name="P16" style:family="paragraph" style:parent-style-name="Contents_20_2">
      <style:paragraph-properties>
        <style:tab-stops>
          <style:tab-stop style:position="1cm"/>
          <style:tab-stop style:position="16.499cm" style:type="right" style:leader-style="dotted" style:leader-text="."/>
        </style:tab-stops>
      </style:paragraph-properties>
    </style:style>
    <style:style style:name="P17" style:family="paragraph" style:parent-style-name="Text_20_body" style:list-style-name="L1">
      <style:paragraph-properties fo:margin-left="1.928cm" fo:margin-right="0cm" fo:text-indent="-0.617cm" style:auto-text-indent="false">
        <style:tab-stops/>
      </style:paragraph-properties>
    </style:style>
    <style:style style:name="P18" style:family="paragraph" style:parent-style-name="Text_20_body" style:list-style-name="L2">
      <style:paragraph-properties fo:margin-left="2.374cm" fo:margin-right="0cm" fo:text-indent="-0.617cm" style:auto-text-indent="false">
        <style:tab-stops/>
      </style:paragraph-properties>
    </style:style>
    <style:style style:name="P19" style:family="paragraph" style:parent-style-name="Text_20_body" style:list-style-name="L2">
      <style:paragraph-properties fo:margin-left="2.374cm" fo:margin-right="0cm" fo:text-indent="-0.617cm" style:auto-text-indent="false">
        <style:tab-stops/>
      </style:paragraph-properties>
      <style:text-properties style:font-name="Arial1" fo:font-size="11pt"/>
    </style:style>
    <style:style style:name="P20" style:family="paragraph" style:parent-style-name="Text_20_body" style:list-style-name="L1">
      <style:paragraph-properties fo:margin-left="2.374cm" fo:margin-right="0cm" fo:text-indent="0cm" style:auto-text-indent="false">
        <style:tab-stops/>
      </style:paragraph-properties>
      <style:text-properties style:font-name="Courier New"/>
    </style:style>
    <style:style style:name="P2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style:font-name="Arial1" fo:font-size="11pt"/>
    </style:style>
    <style:style style:name="T3"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6"><text:title>Development and installation instruction</text:title></text:p>
      <text:p text:style-name="P4"/>
      <text:p text:style-name="P4"/>
      <text:p text:style-name="P4"/>
      <text:p text:style-name="P5">Project:<text:tab/><text:tab/><text:span text:style-name="T1"><text:user-defined text:name="Project Name">OpenWMS</text:user-defined></text:span></text:p>
      <text:p text:style-name="P5">Customer:<text:tab/><text:tab/><text:user-defined text:name="Customer">OpenWMS</text:user-defined></text:p>
      <text:p text:style-name="P5"/>
      <text:p text:style-name="P5">Project Nr:<text:tab/><text:tab/>P0001</text:p>
      <text:p text:style-name="P5">Document Nr:<text:tab/><text:tab/><text:user-defined text:name="Document ID">10d-01</text:user-defined></text:p>
      <text:p text:style-name="P5"/>
      <text:p text:style-name="P5">Version:<text:tab/><text:tab/><text:user-defined text:name="Version">0.1</text:user-defined></text:p>
      <text:p text:style-name="P5">Date:<text:tab/><text:tab/><text:tab/><text:date style:data-style-name="N37" text:date-value="2009-05-16T15:22:31">16.05.09</text:date></text:p>
      <text:p text:style-name="P5">Status:<text:tab/><text:tab/><text:tab/>draft</text:p>
      <text:p text:style-name="P4"/>
      <text:p text:style-name="P4"/>
      <text:p text:style-name="P7"/>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499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1<text:tab/>Projects And Subprojects<text:tab/>2</text:p>
          <text:p text:style-name="P16">1.1<text:tab/>Projects<text:tab/>2</text:p>
          <text:p text:style-name="P16">1.2<text:tab/>OpenWMS-common<text:tab/>2</text:p>
          <text:p text:style-name="P15">1.2.1<text:tab/>OpenWMS-common again<text:tab/>2</text:p>
          <text:p text:style-name="P15">1.2.2<text:tab/>OpenWMS-Services<text:tab/>2</text:p>
          <text:p text:style-name="P15">1.2.3<text:tab/>OpenWMS-common-Spring<text:tab/>2</text:p>
          <text:p text:style-name="P15">1.2.4<text:tab/>OpenWMS-common-JEE<text:tab/>2</text:p>
          <text:p text:style-name="P14">2<text:tab/>Get The Sources<text:tab/>2</text:p>
          <text:p text:style-name="P14">3<text:tab/>Build The Source<text:tab/>2</text:p>
          <text:p text:style-name="P16">3.1<text:tab/>Build The OpenWMS-common Project<text:tab/>3</text:p>
          <text:p text:style-name="P16">3.2<text:tab/>Build The OpenWMS-Services Project<text:tab/>3</text:p>
          <text:p text:style-name="P16">3.3<text:tab/>Build The OpenWMS-common-Spring Project<text:tab/>3</text:p>
          <text:p text:style-name="P16">3.4<text:tab/>Build The OpenWMS-common-JEE Project<text:tab/>4</text:p>
          <text:p text:style-name="P14">4<text:tab/>Appendix: Revision History<text:tab/>4</text:p>
        </text:index-body>
      </text:table-of-content>
      <text:p text:style-name="P4"/>
      <text:p text:style-name="P4"/>
      <text:p text:style-name="P3"/>
      <text:p text:style-name="Standard"/>
      <text:h text:style-name="P21" text:outline-level="1">Prerequistites</text:h>
      <text:p text:style-name="Text_20_body"/>
      <text:p text:style-name="Text_20_body">In order to build the sources and to join the development of the project, it is necessary to have the following tools installed properly.</text:p>
      <text:p text:style-name="Text_20_body"/>
      <text:p text:style-name="Text_20_body">For building the projects:</text:p>
      <text:p text:style-name="Text_20_body"/>
      <text:p text:style-name="Text_20_body">Java Development Kit in version 1.5+</text:p>
      <text:p text:style-name="Text_20_body">Ant in version 1.6+</text:p>
      <text:p text:style-name="Text_20_body"/>
      <text:p text:style-name="Text_20_body">To join the development it is recommended to have the following tools installed:</text:p>
      <text:p text:style-name="Text_20_body"/>
      <text:p text:style-name="Text_20_body">Eclipse 3.3+ (JEE developer bundle)</text:p>
      <text:p text:style-name="Text_20_body">with Spring IDE plugin</text:p>
      <text:p text:style-name="Text_20_body"/>
      <text:p text:style-name="Text_20_body">Optional for webclient developer:</text:p>
      <text:p text:style-name="Text_20_body">Adobe Flex SDK 3</text:p>
      <text:p text:style-name="Text_20_body">Adobe Flex Builder version 3 or Amateras MXML plugin</text:p>
      <text:p text:style-name="Text_20_body">GraniteDS plugin for ValueObject source code generation</text:p>
      <text:p text:style-name="Text_20_body"/>
      <text:p text:style-name="Text_20_body"/>
      <text:h text:style-name="P21" text:outline-level="1">Projects And Subprojects</text:h>
      <text:p text:style-name="Text_20_body"/>
      <text:h text:style-name="Heading_20_2" text:outline-level="2">Projects</text:h>
      <text:p text:style-name="Text_20_body">OpenWMS exists of many subprojects to control dependencies between different modules. The project itself is modularized into the main projects OpenWMS-common, OpenWMS-tms and OpenWMS-wms.</text:p>
      <text:h text:style-name="Heading_20_2" text:outline-level="2">OpenWMS-common</text:h>
      <text:h text:style-name="Heading_20_3" text:outline-level="3">OpenWMS-common again</text:h>
      <text:p text:style-name="Text_20_body">This project includes the main artifacts of any project built with OpenWMS. That means, all the classes and artifacts in this project are used by all other projects. For example in the common project exist classes like Location or TransportUnit because these type of objects are always included in a customer project - independend whether a TMS or WMS project is built. Extensions of these classes could exist in depending projects potentially.</text:p>
      <text:h text:style-name="Heading_20_3" text:outline-level="3">OpenWMS-Services</text:h>
      <text:p text:style-name="Text_20_body">This project included only interfaces, types and exception classes used as common service API. The implementation of the API itself can be done with different technologies like Spring or J2EE.</text:p>
      <text:h text:style-name="Heading_20_3" text:outline-level="3">OpenWMS-common-Spring</text:h>
      <text:p text:style-name="Text_20_body">Thie project is an implementation of the service API described above, with the Spring framework. It provides services as well as all repositories. At the time of writing this is the main API implementation project and used by client projects.</text:p>
      <text:h text:style-name="Heading_20_3" text:outline-level="3">OpenWMS-common-JEE</text:h>
      <text:p text:style-name="Text_20_body">Another service API implementation implemented in Java EE technology. This project is not in a mature version and is not further developed.</text:p>
      <text:h text:style-name="Heading_20_1" text:outline-level="1">Get The Sources</text:h>
      <text:p text:style-name="Text_20_body">The source code to customize, build and deploy a project can be checkout from SVN under: https://openwms2005.svn.sourceforge.net/svnroot/openwms2005/</text:p>
      <text:p text:style-name="Text_20_body"/>
      <text:p text:style-name="Text_20_body">If you checkout this URL into a folde rof your choice you get all three root projects: OpenWMS-common, OpenWMS-tms and OpenWMS-wms.</text:p>
      <text:h text:style-name="Heading_20_1" text:outline-level="1">Build The Source</text:h>
      <text:p text:style-name="Text_20_body">For compiling and building the source code an environment variable named OPENWMS is necessary to point all the build scripts to the main checkout directory.</text:p>
      <text:list xml:id="list1540921201" text:style-name="L1">
        <text:list-item>
          <text:p text:style-name="P17">On MS Windows OS you can do this in two different ways:</text:p>
        </text:list-item>
      </text:list>
      <text:list xml:id="list1042476273" text:style-name="L2">
        <text:list-item>
          <text:p text:style-name="P18">Set a durent environment variable:</text:p>
        </text:list-item>
      </text:list>
      <text:p text:style-name="P11"><text:soft-page-break/>Switch to Start-&gt;Control Panel-&gt;System-&gt;Variables</text:p>
      <text:p text:style-name="P11">Add a new user variable called OPENWMS that points to the directory you checked out all the sources (mentioned above).</text:p>
      <text:list xml:id="list722953539" text:continue-numbering="true" text:style-name="L2">
        <text:list-item>
          <text:p text:style-name="P19">Set the environent variable within the running command interpreter</text:p>
        </text:list-item>
      </text:list>
      <text:p text:style-name="P12">In one command line type in:</text:p>
      <text:p text:style-name="P13">set OPENWMS=&lt;path where you checked out the root folder&gt;</text:p>
      <text:list xml:id="list1475742585" text:continue-list="list1540921201" text:style-name="L1">
        <text:list-item>
          <text:p text:style-name="P17">On <text:span text:style-name="T2">Unix and LInux systems add the environment variable definition to the .profile, thus the variable is set each time you log in:</text:span></text:p>
          <text:p text:style-name="P20">export OPENWMS=&lt;path where you checked out the root folder&gt;</text:p>
        </text:list-item>
      </text:list>
      <text:p text:style-name="P10"/>
      <text:h text:style-name="Heading_20_2" text:outline-level="2">Build The OpenWMS-common Project</text:h>
      <text:p text:style-name="Text_20_body">The first step is to try if the core project compiles, the build passes and all tests run without error:</text:p>
      <text:p text:style-name="Text_20_body">Move to the root folder and than into OpenWMS-common directory.</text:p>
      <text:p text:style-name="Text_20_body">Run the build program by typing <text:span text:style-name="T3">ant</text:span> on the command line</text:p>
      <text:p text:style-name="Text_20_body">What happens now? The main build script of the *common project initializes the directory structure and downloads all needed dependencies from the internet ivy repository.</text:p>
      <text:p text:style-name="Text_20_body">Furthermore, the script compiles the source code, runs the JUnit tests and a test coverage report in generated with Cobertura.</text:p>
      <text:p text:style-name="Text_20_body">Note: Right now the first run of the build script can fail, because the Cobertura jar file isn't present yet in the lib folder. Hence run ant twice.</text:p>
      <text:p text:style-name="Text_20_body">The *common project should never depend on other projects exluded third party libraries.</text:p>
      <text:h text:style-name="Heading_20_2" text:outline-level="2">Build The OpenWMS-Services Project</text:h>
      <text:p text:style-name="Text_20_body">Building this project requires the existence of the *commons project and a proper set environment variable OPENWMS.</text:p>
      <text:p text:style-name="Text_20_body">To build the service API, move to the project folder:</text:p>
      <text:p text:style-name="Text_20_body">MS Windows: <text:span text:style-name="T3">cd %OPENWMS%\OpenWMS-Services</text:span></text:p>
      <text:p text:style-name="Text_20_body">on Unix/Linux: <text:span text:style-name="T3">cd $OPENWMS/OpenWMS-Services</text:span></text:p>
      <text:p text:style-name="Text_20_body">Then run the ant builder by executing <text:span text:style-name="T3">ant</text:span></text:p>
      <text:p text:style-name="Text_20_body">What happens now?</text:p>
      <text:p text:style-name="Text_20_body">Firstly the build process calls build on the *commons project (described above) to ensure that all depending classes exist on the classpath. Remeber that the Services project depends on the *commons project. Afterwards the source code is compiled and build as an jar file.</text:p>
      <text:p text:style-name="Text_20_body">As next step you must decide which service implementation shall be used - Spring or JEE based.</text:p>
      <text:h text:style-name="Heading_20_2" text:outline-level="2">Build The OpenWMS-common-Spring Project</text:h>
      <text:p text:style-name="Text_20_body">This is an runable implementation of the Service API project and can be deployed with client projects to provide access to database service an others.</text:p>
      <text:p text:style-name="Text_20_body"><text:soft-page-break/>Requisite to build this project is a proper environment variable called OPENWMS that is pointing to the root folder (as described above).</text:p>
      <text:p text:style-name="Text_20_body">To build the Spring project, move to the project folder:</text:p>
      <text:p text:style-name="Text_20_body">MS Windows: <text:span text:style-name="T3">cd %OPENWMS%\OpenWMS-common-Spring</text:span></text:p>
      <text:p text:style-name="Text_20_body">on Unix/Linux: <text:span text:style-name="T3">cd $OPENWMS/OpenWMS-common-Spring</text:span></text:p>
      <text:p text:style-name="Text_20_body">Then run the ant builder by executing <text:span text:style-name="T3">ant</text:span></text:p>
      <text:p text:style-name="Text_20_body">What happens now?</text:p>
      <text:p text:style-name="Text_20_body">Firstly the build process calls build on the Services API project (described above) to ensure that all depending classes exist on the classpath. Remeber that the Services project depends on the *commons project. Afterwards the source code is compiled and build as an jar file.</text:p>
      <text:h text:style-name="Heading_20_2" text:outline-level="2">Build The OpenWMS-common-JEE Project</text:h>
      <text:p text:style-name="Text_20_body">This project is another implementation of the Services API in JEE technology. Development of this project is stopped at the moment, hence there is no ant build configuration.</text:p>
      <text:h text:style-name="Heading_20_1" text:outline-level="1">Appendix: Revision History</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Version</text:p>
          </table:table-cell>
          <table:table-cell table:style-name="Table3.A1" office:value-type="string">
            <text:p text:style-name="P9">Date</text:p>
          </table:table-cell>
          <table:table-cell table:style-name="Table3.A1" office:value-type="string">
            <text:p text:style-name="P9">Author(s)</text:p>
          </table:table-cell>
          <table:table-cell table:style-name="Table3.D1" office:value-type="string">
            <text:p text:style-name="P9">Description</text:p>
          </table:table-cell>
        </table:table-row>
        <table:table-row>
          <table:table-cell table:style-name="Table3.A2" office:value-type="string">
            <text:p text:style-name="P8">0.1</text:p>
          </table:table-cell>
          <table:table-cell table:style-name="Table3.A2" office:value-type="string">
            <text:p text:style-name="P8">22-05-09</text:p>
          </table:table-cell>
          <table:table-cell table:style-name="Table3.A2" office:value-type="string">
            <text:p text:style-name="P8">scherrer</text:p>
          </table:table-cell>
          <table:table-cell table:style-name="Table3.D2" office:value-type="string">
            <text:p text:style-name="P8">initial version</text:p>
          </table:table-cell>
        </table:table-row>
        <table:table-row>
          <table:table-cell table:style-name="Table3.A2" office:value-type="string">
            <text:p text:style-name="P8"/>
          </table:table-cell>
          <table:table-cell table:style-name="Table3.A2" office:value-type="string">
            <text:p text:style-name="P8"/>
          </table:table-cell>
          <table:table-cell table:style-name="Table3.A2" office:value-type="string">
            <text:p text:style-name="P8"/>
          </table:table-cell>
          <table:table-cell table:style-name="Table3.D2" office:value-type="string">
            <text:p text:style-name="P8"/>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1" fo:font-size="11pt"/>
    </style:style>
    <style:style style:name="Text_20_body" style:display-name="Text body" style:family="paragraph" style:parent-style-name="Standard" style:class="text">
      <style:paragraph-properties fo:margin-left="1.199cm" fo:margin-right="0cm" fo:margin-top="0cm" fo:margin-bottom="0.212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ackground-color="transparent">
        <style:background-image/>
      </style:paragraph-properties>
      <style:text-properties fo:font-size="104%"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1pt" fo:font-style="italic" fo:font-weight="normal"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min-label-width="1.199cm" text:min-label-distance="0.379cm"/>
      </text:outline-level-style>
      <text:outline-level-style text:level="2" style:num-format="1" text:display-levels="2">
        <style:list-level-properties text:min-label-width="1.199cm" text:min-label-distance="0.379cm"/>
      </text:outline-level-style>
      <text:outline-level-style text:level="3" style:num-format="1" text:display-levels="3">
        <style:list-level-properties text:min-label-width="1.199cm" text:min-label-distance="0.259cm"/>
      </text:outline-level-style>
      <text:outline-level-style text:level="4" style:num-format="1" text:display-levels="4">
        <style:list-level-properties text:space-before="1.199cm" text:min-label-distance="0.379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000000" style:shadow="none"/>
      <style:text-properties fo:font-size="8pt" style:font-size-asian="8pt" style:font-size-complex="8pt"/>
    </style:style>
    <style:style style:name="MP2" style:family="paragraph" style:parent-style-name="Footer">
      <style:paragraph-properties fo:padding="0cm" fo:border-left="none" fo:border-right="none" fo:border-top="0.002cm solid #000000" fo:border-bottom="none" style:shadow="none"/>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raw:frame draw:style-name="Mfr1" draw:name="graphics1" text:anchor-type="paragraph" svg:x="14.91cm" svg:y="-1.409cm" svg:width="2.392cm" svg:height="1.688cm" draw:z-index="4"><draw:image xlink:href="Pictures/100002010000005C00000041E2F4C1A5.png" xlink:type="simple" xlink:show="embed" xlink:actuate="onLoad"/></draw:frame><text:tab/><text:user-defined text:name="Project Name">OpenWMS</text:user-defined> – <text:title>Development and installation instruction</text:title> v<text:user-defined text:name="Version">0.1</text:user-defined>, <text:date style:data-style-name="N37" text:date-value="2009-05-16T15:22:31">16.05.09</text:date></text:p>
      </style:header>
      <style:footer>
        <text:p text:style-name="MP2"><text:user-defined text:name="Document ID">10d-01</text:user-defined><text:tab/><text:tab/>Page <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Development and installation instruction</dc:title>
    <meta:creation-date>2009-05-16T15:22:31</meta:creation-date>
    <dc:language>de-DE</dc:language>
    <meta:editing-cycles>1</meta:editing-cycles>
    <meta:editing-duration>PT00H00M00S</meta:editing-duration>
    <meta:document-statistic meta:table-count="1" meta:image-count="1" meta:object-count="0" meta:page-count="5" meta:paragraph-count="100" meta:word-count="979" meta:character-count="6227"/>
    <meta:user-defined meta:name="Customer">OpenWMS</meta:user-defined>
    <meta:user-defined meta:name="Document ID">10d-01</meta:user-defined>
    <meta:user-defined meta:name="Project Name">OpenWMS</meta:user-defined>
    <meta:user-defined meta:name="Version">0.1</meta:user-defined>
  </office:meta>
</office:document-meta>
</file>